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 Design (OOP + SQLite)</text:h>
      <text:h text:style-name="Heading_20_3" text:outline-level="3"><text:span text:style-name="Strong_20_Emphasis">1. Superclass: IDObject</text:span></text:h>
      <text:list xml:id="list1358665527" text:style-name="L1">
        <text:list-item>
          <text:p text:style-name="P2">Fields: <text:span text:style-name="Source_20_Text">id</text:span> (int) </text:p>
        </text:list-item>
        <text:list-item>
          <text:p text:style-name="P2">Methods: </text:p>
          <text:list>
            <text:list-item>
              <text:p text:style-name="P2"><text:span text:style-name="Source_20_Text">validateId()</text:span> → checks DB for existence, throws exception if not found </text:p>
            </text:list-item>
          </text:list>
        </text:list-item>
        <text:list-item>
          <text:p text:style-name="P1">Subclasses: <text:span text:style-name="Source_20_Text">Student</text:span>, <text:span text:style-name="Source_20_Text">Module</text:span>, <text:span text:style-name="Source_20_Text">Assessment</text:span> </text:p>
        </text:list-item>
      </text:list>
      <text:p text:style-name="Horizontal_20_Line"/>
      <text:h text:style-name="Heading_20_3" text:outline-level="3"><text:span text:style-name="Strong_20_Emphasis">2. Assessment</text:span></text:h>
      <text:list xml:id="list4208928233" text:style-name="L2">
        <text:list-item>
          <text:p text:style-name="P4">Fields: <text:span text:style-name="Source_20_Text">AssessmentID</text:span>, <text:span text:style-name="Source_20_Text">AssessmentType</text:span>, <text:span text:style-name="Source_20_Text">ModuleID</text:span>, <text:span text:style-name="Source_20_Text">MaximumMarks</text:span>, <text:span text:style-name="Source_20_Text">AwardedMarks</text:span> </text:p>
        </text:list-item>
        <text:list-item>
          <text:p text:style-name="P4">Methods: </text:p>
          <text:list>
            <text:list-item>
              <text:p text:style-name="P4"><text:span text:style-name="Source_20_Text">getContributionToModuleScore()</text:span> → returns <text:span text:style-name="Source_20_Text">(AwardedMarks / MaximumMarks) * Weighting</text:span> </text:p>
            </text:list-item>
            <text:list-item>
              <text:p text:style-name="P3">Fail check: if <text:span text:style-name="Source_20_Text">AwardedMarks</text:span> is null → student fails module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Module</text:span></text:h>
      <text:list xml:id="list1586865432" text:style-name="L3">
        <text:list-item>
          <text:p text:style-name="P6">Fields: <text:span text:style-name="Source_20_Text">ModuleID</text:span>, <text:span text:style-name="Source_20_Text">Level</text:span>, <text:span text:style-name="Source_20_Text">List&lt;Assessment&gt;</text:span> </text:p>
        </text:list-item>
        <text:list-item>
          <text:p text:style-name="P6">Methods: </text:p>
          <text:list>
            <text:list-item>
              <text:p text:style-name="P6"><text:span text:style-name="Source_20_Text">getModuleScore()</text:span> → sum contributions from assessments </text:p>
            </text:list-item>
            <text:list-item>
              <text:p text:style-name="P5"><text:span text:style-name="Source_20_Text">hasAllAssessmentsCompleted()</text:span> → checks for missing <text:span text:style-name="Source_20_Text">AwardedMarks</text:span>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Student</text:span></text:h>
      <text:list xml:id="list511315691" text:style-name="L4">
        <text:list-item>
          <text:p text:style-name="P8">Fields: <text:span text:style-name="Source_20_Text">StudentID</text:span>, <text:span text:style-name="Source_20_Text">List&lt;Module&gt;</text:span> </text:p>
        </text:list-item>
        <text:list-item>
          <text:p text:style-name="P8">Methods: </text:p>
          <text:list>
            <text:list-item>
              <text:p text:style-name="P8"><text:span text:style-name="Source_20_Text">getModuleScore(ModuleID)</text:span> → returns grade for specific module </text:p>
            </text:list-item>
            <text:list-item>
              <text:p text:style-name="P7"><text:span text:style-name="Source_20_Text">getDegreeScore()</text:span> → calculates weighted sum of Level 5 (30%) + Level 6 (70%) modules 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Validator</text:span></text:h>
      <text:list xml:id="list727075661" text:style-name="L5">
        <text:list-item>
          <text:p text:style-name="P10">Class for checking ID existence in DB using SQLite </text:p>
        </text:list-item>
        <text:list-item>
          <text:p text:style-name="P9">Throws exception if ID not found </text:p>
        </text:list-item>
      </text:list>
      <text:p text:style-name="Horizontal_20_Line"/>
      <text:h text:style-name="Heading_20_3" text:outline-level="3"><text:span text:style-name="Strong_20_Emphasis">6. Grade Classification</text:span></text:h>
      <text:section text:style-name="Sect1" text:name="code-block-viewer">
        <text:p text:style-name="Preformatted_20_Text">0-39 <text:s/>-&gt; Fail</text:p>
        <text:p text:style-name="Preformatted_20_Text"><text:soft-page-break/>40-49 -&gt; Third class</text:p>
        <text:p text:style-name="Preformatted_20_Text">50-59 -&gt; Second class 2nd division</text:p>
        <text:p text:style-name="Preformatted_20_Text">60-69 -&gt; Second class 1st division</text:p>
        <text:p text:style-name="Preformatted_20_Text">70+ <text:s text:c="2"/>-&gt; First class</text:p>
      </text:section>
      <text:p text:style-name="Horizontal_20_Line"/>
      <text:h text:style-name="Heading_20_3" text:outline-level="3"><text:span text:style-name="Strong_20_Emphasis">7. SQLite Access</text:span></text:h>
      <text:list xml:id="list2586734356" text:style-name="L6">
        <text:list-item>
          <text:p text:style-name="P11">Use <text:span text:style-name="Strong_20_Emphasis">JDBC for SQLit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7:21:02.313930548</meta:creation-date>
    <dc:date>2026-03-28T17:22:23.004458391</dc:date>
    <meta:editing-duration>PT1M21S</meta:editing-duration>
    <meta:editing-cycles>1</meta:editing-cycles>
    <meta:document-statistic meta:table-count="0" meta:image-count="0" meta:object-count="0" meta:page-count="2" meta:paragraph-count="32" meta:word-count="169" meta:character-count="1094" meta:non-whitespace-character-count="955"/>
    <meta:generator>LibreOffice/7.3.7.2$Linux_X86_64 LibreOffice_project/30$Build-2</meta:generator>
  </office:meta>
</office:document-meta>
</file>